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отивационно писмо</text:p>
      <text:p text:style-name="P2"/>
      <text:p text:style-name="P1">Защо искам да участвам в конкурса?<text:line-break/>Омръзна ми от монотонното ежедневно обучение в университета и реших да участвам в състезанието, за да украся по някакъв начин сивото ежедневие на моето съществуване, освен това ви го рекламирате толкова готино, че ако не съм съгласен, ще получа добра оценка само в следващия си живот. :)</text:p>
      <text:p text:style-name="P1"/>
      <text:p text:style-name="P1">Какъв искам да стана/Какво искам да работя:<text:line-break/>Искам да стана човек, който няма да умре в крайпътна канавка, но искам да работя върху виртуална вселена, в която хората ще бягат от физическа смърт (като трансфер на съзнание и т.н.). 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ячеслав Рубский</meta:initial-creator>
    <meta:creation-date>2020-10-14T21:08:29.03</meta:creation-date>
    <meta:document-statistic meta:table-count="0" meta:image-count="0" meta:object-count="0" meta:page-count="1" meta:paragraph-count="3" meta:word-count="95" meta:character-count="571"/>
    <dc:date>2020-10-14T21:11:29.82</dc:date>
    <dc:creator>Вячеслав Рубский</dc:creator>
    <meta:editing-duration>PT3M1S</meta:editing-duration>
    <meta:editing-cycles>1</meta:editing-cycles>
    <meta:generator>OpenOffice/4.1.5$Win32 OpenOffice.org_project/415m1$Build-9789</meta:generator>
  </office:meta>
</office:document-meta>
</file>